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Sans Typewriter" svg:font-family="Lucida Sans Typewriter" style:font-family-generic="modern" style:font-pitch="fixed" svg:panose-1="2 11 5 9 3 5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Lucida Sans Typewriter" style:font-name-complex="Courier New" fo:font-weight="bold" style:font-weight-asian="bold" style:font-weight-complex="bold"/>
    </style:style>
    <style:style style:name="T3" style:parent-style-name="DefaultParagraphFont" style:family="text">
      <style:text-properties style:font-name="Lucida Sans Typewriter" style:font-name-complex="Courier New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Lucida Sans Typewriter" style:font-name-complex="Courier New"/>
    </style:style>
    <style:style style:name="T7" style:parent-style-name="DefaultParagraphFont" style:family="text">
      <style:text-properties style:font-name="Lucida Sans Typewriter" style:font-name-complex="Courier New"/>
    </style:style>
    <style:style style:name="T8" style:parent-style-name="DefaultParagraphFont" style:family="text">
      <style:text-properties style:font-name="Lucida Sans Typewriter" style:font-name-complex="Courier New"/>
    </style:style>
    <style:style style:name="T9" style:parent-style-name="DefaultParagraphFont" style:family="text">
      <style:text-properties style:font-name="Lucida Sans Typewriter" style:font-name-complex="Courier New" fo:color="#000000"/>
    </style:style>
    <style:style style:name="T10" style:parent-style-name="DefaultParagraphFont" style:family="text">
      <style:text-properties style:font-name="Lucida Sans Typewriter" style:font-name-complex="Courier New"/>
    </style:style>
    <style:style style:name="T11" style:parent-style-name="DefaultParagraphFont" style:family="text">
      <style:text-properties style:font-name="Lucida Sans Typewriter" style:font-name-complex="Courier New" fo:color="#000000"/>
    </style:style>
    <style:style style:name="T12" style:parent-style-name="DefaultParagraphFont" style:family="text">
      <style:text-properties style:font-name="Lucida Sans Typewriter" style:font-name-complex="Courier New"/>
    </style:style>
    <style:style style:name="T13" style:parent-style-name="DefaultParagraphFont" style:family="text">
      <style:text-properties style:font-name="Lucida Sans Typewriter" style:font-name-complex="Courier New" fo:color="#000000"/>
    </style:style>
    <style:style style:name="T14" style:parent-style-name="DefaultParagraphFont" style:family="text">
      <style:text-properties style:font-name="Lucida Sans Typewriter" style:font-name-complex="Courier New"/>
    </style:style>
    <style:style style:name="T15" style:parent-style-name="DefaultParagraphFont" style:family="text">
      <style:text-properties style:font-name="Lucida Sans Typewriter" style:font-name-complex="Courier New" fo:color="#000000"/>
    </style:style>
    <style:style style:name="T16" style:parent-style-name="DefaultParagraphFont" style:family="text">
      <style:text-properties style:font-name="Lucida Sans Typewriter" style:font-name-complex="Courier New"/>
    </style:style>
    <style:style style:name="T17" style:parent-style-name="DefaultParagraphFont" style:family="text">
      <style:text-properties style:font-name="Lucida Sans Typewriter" style:font-name-complex="Courier New" fo:color="#000000"/>
    </style:style>
    <style:style style:name="T18" style:parent-style-name="DefaultParagraphFont" style:family="text">
      <style:text-properties style:font-name="Lucida Sans Typewriter" style:font-name-complex="Courier New"/>
    </style:style>
    <style:style style:name="T19" style:parent-style-name="DefaultParagraphFont" style:family="text">
      <style:text-properties style:font-name="Lucida Sans Typewriter" style:font-name-complex="Courier New" fo:color="#000000"/>
    </style:style>
    <style:style style:name="T20" style:parent-style-name="DefaultParagraphFont" style:family="text">
      <style:text-properties style:font-name="Lucida Sans Typewriter" style:font-name-complex="Courier New"/>
    </style:style>
    <style:style style:name="T21" style:parent-style-name="DefaultParagraphFont" style:family="text">
      <style:text-properties style:font-name="Lucida Sans Typewriter" style:font-name-complex="Courier New" fo:color="#000000"/>
    </style:style>
    <style:style style:name="T22" style:parent-style-name="DefaultParagraphFont" style:family="text">
      <style:text-properties style:font-name="Lucida Sans Typewriter" style:font-name-complex="Courier New"/>
    </style:style>
    <style:style style:name="T23" style:parent-style-name="DefaultParagraphFont" style:family="text">
      <style:text-properties style:font-name="Lucida Sans Typewriter" style:font-name-complex="Courier New" fo:color="#000000"/>
    </style:style>
    <style:style style:name="T24" style:parent-style-name="DefaultParagraphFont" style:family="text">
      <style:text-properties style:font-name="Lucida Sans Typewriter" style:font-name-complex="Courier New"/>
    </style:style>
    <style:style style:name="T25" style:parent-style-name="DefaultParagraphFont" style:family="text">
      <style:text-properties style:font-name="Lucida Sans Typewriter" style:font-name-complex="Courier New"/>
    </style:style>
    <style:style style:name="T26" style:parent-style-name="DefaultParagraphFont" style:family="text">
      <style:text-properties style:font-name="Lucida Sans Typewriter" style:font-name-complex="Courier New" fo:color="#000000"/>
    </style:style>
    <style:style style:name="T27" style:parent-style-name="DefaultParagraphFont" style:family="text">
      <style:text-properties style:font-name="Lucida Sans Typewriter" style:font-name-complex="Courier New"/>
    </style:style>
    <style:style style:name="T28" style:parent-style-name="DefaultParagraphFont" style:family="text">
      <style:text-properties style:font-name="Lucida Sans Typewriter" style:font-name-complex="Courier New" fo:color="#000000"/>
    </style:style>
    <style:style style:name="T29" style:parent-style-name="DefaultParagraphFont" style:family="text">
      <style:text-properties style:font-name="Lucida Sans Typewriter" style:font-name-complex="Courier New"/>
    </style:style>
    <style:style style:name="T30" style:parent-style-name="DefaultParagraphFont" style:family="text">
      <style:text-properties style:font-name="Lucida Sans Typewriter" style:font-name-complex="Courier New" fo:color="#000000"/>
    </style:style>
    <style:style style:name="T31" style:parent-style-name="DefaultParagraphFont" style:family="text">
      <style:text-properties style:font-name="Lucida Sans Typewriter" style:font-name-complex="Courier New"/>
    </style:style>
    <style:style style:name="T32" style:parent-style-name="DefaultParagraphFont" style:family="text">
      <style:text-properties style:font-name="Lucida Sans Typewriter" style:font-name-complex="Courier New" fo:color="#000000"/>
    </style:style>
    <style:style style:name="T33" style:parent-style-name="DefaultParagraphFont" style:family="text">
      <style:text-properties style:font-name="Lucida Sans Typewriter" style:font-name-complex="Courier New"/>
    </style:style>
    <style:style style:name="T34" style:parent-style-name="DefaultParagraphFont" style:family="text">
      <style:text-properties style:font-name="Lucida Sans Typewriter" style:font-name-complex="Courier New" fo:color="#000000"/>
    </style:style>
    <style:style style:name="T35" style:parent-style-name="DefaultParagraphFont" style:family="text">
      <style:text-properties style:font-name="Lucida Sans Typewriter" style:font-name-complex="Courier New"/>
    </style:style>
    <style:style style:name="T36" style:parent-style-name="DefaultParagraphFont" style:family="text">
      <style:text-properties style:font-name="Lucida Sans Typewriter" style:font-name-complex="Courier New" fo:color="#000000"/>
    </style:style>
    <style:style style:name="T37" style:parent-style-name="DefaultParagraphFont" style:family="text">
      <style:text-properties style:font-name="Lucida Sans Typewriter" style:font-name-complex="Courier New"/>
    </style:style>
    <style:style style:name="T38" style:parent-style-name="DefaultParagraphFont" style:family="text">
      <style:text-properties style:font-name="Lucida Sans Typewriter" style:font-name-complex="Courier New" fo:color="#000000"/>
    </style:style>
    <style:style style:name="T39" style:parent-style-name="DefaultParagraphFont" style:family="text">
      <style:text-properties style:font-name="Lucida Sans Typewriter" style:font-name-complex="Courier New"/>
    </style:style>
    <style:style style:name="T40" style:parent-style-name="DefaultParagraphFont" style:family="text">
      <style:text-properties style:font-name="Lucida Sans Typewriter" style:font-name-complex="Courier New" fo:color="#000000"/>
    </style:style>
    <style:style style:name="T41" style:parent-style-name="DefaultParagraphFont" style:family="text">
      <style:text-properties style:font-name="Lucida Sans Typewriter" style:font-name-complex="Courier New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" style:parent-style-name="DefaultParagraphFont" style:family="text">
      <style:text-properties style:font-name="Lucida Sans Typewriter" style:font-name-complex="Courier New"/>
    </style:style>
    <style:style style:name="T44" style:parent-style-name="DefaultParagraphFont" style:family="text">
      <style:text-properties style:font-name="Lucida Sans Typewriter" style:font-name-complex="Courier New" fo:color="#000000"/>
    </style:style>
    <style:style style:name="T45" style:parent-style-name="DefaultParagraphFont" style:family="text">
      <style:text-properties style:font-name="Lucida Sans Typewriter" style:font-name-complex="Courier New"/>
    </style:style>
    <style:style style:name="T46" style:parent-style-name="DefaultParagraphFont" style:family="text">
      <style:text-properties style:font-name="Lucida Sans Typewriter" style:font-name-complex="Courier New" fo:color="#000000"/>
    </style:style>
    <style:style style:name="T47" style:parent-style-name="DefaultParagraphFont" style:family="text">
      <style:text-properties style:font-name="Lucida Sans Typewriter" style:font-name-complex="Courier New"/>
    </style:style>
    <style:style style:name="T48" style:parent-style-name="DefaultParagraphFont" style:family="text">
      <style:text-properties style:font-name="Lucida Sans Typewriter" style:font-name-complex="Courier New" fo:color="#000000"/>
    </style:style>
    <style:style style:name="T49" style:parent-style-name="DefaultParagraphFont" style:family="text">
      <style:text-properties style:font-name="Lucida Sans Typewriter" style:font-name-complex="Courier New"/>
    </style:style>
    <style:style style:name="T50" style:parent-style-name="DefaultParagraphFont" style:family="text">
      <style:text-properties style:font-name="Lucida Sans Typewriter" style:font-name-complex="Courier New" fo:color="#000000"/>
    </style:style>
    <style:style style:name="T51" style:parent-style-name="DefaultParagraphFont" style:family="text">
      <style:text-properties style:font-name="Lucida Sans Typewriter" style:font-name-complex="Courier New"/>
    </style:style>
    <style:style style:name="T52" style:parent-style-name="DefaultParagraphFont" style:family="text">
      <style:text-properties style:font-name="Lucida Sans Typewriter" style:font-name-complex="Courier New" fo:color="#000000"/>
    </style:style>
    <style:style style:name="T53" style:parent-style-name="DefaultParagraphFont" style:family="text">
      <style:text-properties style:font-name="Lucida Sans Typewriter" style:font-name-complex="Courier New"/>
    </style:style>
    <style:style style:name="T54" style:parent-style-name="DefaultParagraphFont" style:family="text">
      <style:text-properties style:font-name="Lucida Sans Typewriter" style:font-name-complex="Courier New" fo:color="#000000"/>
    </style:style>
    <style:style style:name="T55" style:parent-style-name="DefaultParagraphFont" style:family="text">
      <style:text-properties style:font-name="Lucida Sans Typewriter" style:font-name-complex="Courier New"/>
    </style:style>
    <style:style style:name="T56" style:parent-style-name="DefaultParagraphFont" style:family="text">
      <style:text-properties style:font-name="Lucida Sans Typewriter" style:font-name-complex="Courier New" fo:color="#000000"/>
    </style:style>
    <style:style style:name="T57" style:parent-style-name="DefaultParagraphFont" style:family="text">
      <style:text-properties style:font-name="Lucida Sans Typewriter" style:font-name-complex="Courier New"/>
    </style:style>
    <style:style style:name="T58" style:parent-style-name="DefaultParagraphFont" style:family="text">
      <style:text-properties style:font-name="Lucida Sans Typewriter" style:font-name-complex="Courier New" fo:color="#000000"/>
    </style:style>
    <style:style style:name="T59" style:parent-style-name="DefaultParagraphFont" style:family="text">
      <style:text-properties style:font-name="Lucida Sans Typewriter" style:font-name-complex="Courier New"/>
    </style:style>
    <style:style style:name="T60" style:parent-style-name="DefaultParagraphFont" style:family="text">
      <style:text-properties style:font-name="Lucida Sans Typewriter" style:font-name-complex="Courier New" fo:color="#000000"/>
    </style:style>
    <style:style style:name="T61" style:parent-style-name="DefaultParagraphFont" style:family="text">
      <style:text-properties style:font-name="Lucida Sans Typewriter" style:font-name-complex="Courier New"/>
    </style:style>
    <style:style style:name="T62" style:parent-style-name="DefaultParagraphFont" style:family="text">
      <style:text-properties style:font-name="Lucida Sans Typewriter" style:font-name-complex="Courier New" fo:color="#000000"/>
    </style:style>
    <style:style style:name="T63" style:parent-style-name="DefaultParagraphFont" style:family="text">
      <style:text-properties style:font-name="Lucida Sans Typewriter" style:font-name-complex="Courier New"/>
    </style:style>
    <style:style style:name="T64" style:parent-style-name="DefaultParagraphFont" style:family="text">
      <style:text-properties style:font-name="Lucida Sans Typewriter" style:font-name-complex="Courier New" fo:color="#000000"/>
    </style:style>
    <style:style style:name="T65" style:parent-style-name="DefaultParagraphFont" style:family="text">
      <style:text-properties style:font-name="Lucida Sans Typewriter" style:font-name-complex="Courier New"/>
    </style:style>
    <style:style style:name="T66" style:parent-style-name="DefaultParagraphFont" style:family="text">
      <style:text-properties style:font-name="Lucida Sans Typewriter" style:font-name-complex="Courier New" fo:color="#000000"/>
    </style:style>
    <style:style style:name="T67" style:parent-style-name="DefaultParagraphFont" style:family="text">
      <style:text-properties style:font-name="Lucida Sans Typewriter" style:font-name-complex="Courier New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" style:parent-style-name="DefaultParagraphFont" style:family="text">
      <style:text-properties style:font-name="Lucida Sans Typewriter" style:font-name-complex="Courier New" fo:color="#000000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" style:parent-style-name="DefaultParagraphFont" style:family="text">
      <style:text-properties style:font-name="Lucida Sans Typewriter" style:font-name-complex="Courier New"/>
    </style:style>
    <style:style style:name="T74" style:parent-style-name="DefaultParagraphFont" style:family="text">
      <style:text-properties style:font-name="Lucida Sans Typewriter" style:font-name-complex="Courier New" fo:color="#000000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DefaultParagraphFont" style:family="text">
      <style:text-properties style:font-name="Lucida Sans Typewriter" style:font-name-complex="Courier New"/>
    </style:style>
    <style:style style:name="T78" style:parent-style-name="DefaultParagraphFont" style:family="text">
      <style:text-properties style:font-name="Lucida Sans Typewriter" style:font-name-complex="Courier New" fo:color="#000000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" style:parent-style-name="DefaultParagraphFont" style:family="text">
      <style:text-properties style:font-name="Lucida Sans Typewriter" style:font-name-complex="Courier New"/>
    </style:style>
    <style:style style:name="T82" style:parent-style-name="DefaultParagraphFont" style:family="text">
      <style:text-properties style:font-name="Lucida Sans Typewriter" style:font-name-complex="Courier New" fo:color="#000000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8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86" style:parent-style-name="DefaultParagraphFont" style:family="text">
      <style:text-properties style:font-name="Lucida Sans Typewriter" style:font-name-complex="Courier New"/>
    </style:style>
    <style:style style:name="T87" style:parent-style-name="DefaultParagraphFont" style:family="text">
      <style:text-properties style:font-name="Lucida Sans Typewriter" style:font-name-complex="Courier New" fo:color="#000000"/>
    </style:style>
    <style:style style:name="T88" style:parent-style-name="DefaultParagraphFont" style:family="text">
      <style:text-properties style:font-name="Lucida Sans Typewriter" style:font-name-complex="Courier New"/>
    </style:style>
    <style:style style:name="T89" style:parent-style-name="DefaultParagraphFont" style:family="text">
      <style:text-properties style:font-name="Lucida Sans Typewriter" style:font-name-complex="Courier New" fo:color="#000000"/>
    </style:style>
    <style:style style:name="P9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9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92" style:parent-style-name="DefaultParagraphFont" style:family="text">
      <style:text-properties style:font-name="Lucida Sans Typewriter" style:font-name-complex="Courier New"/>
    </style:style>
    <style:style style:name="T93" style:parent-style-name="DefaultParagraphFont" style:family="text">
      <style:text-properties style:font-name="Lucida Sans Typewriter" style:font-name-complex="Courier New" fo:color="#000000"/>
    </style:style>
    <style:style style:name="T94" style:parent-style-name="DefaultParagraphFont" style:family="text">
      <style:text-properties style:font-name="Lucida Sans Typewriter" style:font-name-complex="Courier New"/>
    </style:style>
    <style:style style:name="T95" style:parent-style-name="DefaultParagraphFont" style:family="text">
      <style:text-properties style:font-name="Lucida Sans Typewriter" style:font-name-complex="Courier New" fo:color="#000000"/>
    </style:style>
    <style:style style:name="P9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" style:parent-style-name="DefaultParagraphFont" style:family="text">
      <style:text-properties style:font-name="Lucida Sans Typewriter" style:font-name-complex="Courier New"/>
    </style:style>
    <style:style style:name="T100" style:parent-style-name="DefaultParagraphFont" style:family="text">
      <style:text-properties style:font-name="Lucida Sans Typewriter" style:font-name-complex="Courier New" fo:color="#000000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DefaultParagraphFont" style:family="text">
      <style:text-properties style:font-name="Lucida Sans Typewriter" style:font-name-complex="Courier New"/>
    </style:style>
    <style:style style:name="T104" style:parent-style-name="DefaultParagraphFont" style:family="text">
      <style:text-properties style:font-name="Lucida Sans Typewriter" style:font-name-complex="Courier New" fo:color="#000000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DefaultParagraphFont" style:family="text">
      <style:text-properties style:font-name="Lucida Sans Typewriter" style:font-name-complex="Courier New"/>
    </style:style>
    <style:style style:name="T108" style:parent-style-name="DefaultParagraphFont" style:family="text">
      <style:text-properties style:font-name="Lucida Sans Typewriter" style:font-name-complex="Courier New" fo:color="#000000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DefaultParagraphFont" style:family="text">
      <style:text-properties style:font-name="Lucida Sans Typewriter" style:font-name-complex="Courier New"/>
    </style:style>
    <style:style style:name="T112" style:parent-style-name="DefaultParagraphFont" style:family="text">
      <style:text-properties style:font-name="Lucida Sans Typewriter" style:font-name-complex="Courier New" fo:color="#000000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" style:parent-style-name="DefaultParagraphFont" style:family="text">
      <style:text-properties style:font-name="Lucida Sans Typewriter" style:font-name-complex="Courier New"/>
    </style:style>
    <style:style style:name="T117" style:parent-style-name="DefaultParagraphFont" style:family="text">
      <style:text-properties style:font-name="Lucida Sans Typewriter" style:font-name-complex="Courier New" fo:color="#000000"/>
    </style:style>
    <style:style style:name="T118" style:parent-style-name="DefaultParagraphFont" style:family="text">
      <style:text-properties style:font-name="Lucida Sans Typewriter" style:font-name-complex="Courier New"/>
    </style:style>
    <style:style style:name="T119" style:parent-style-name="DefaultParagraphFont" style:family="text">
      <style:text-properties style:font-name="Lucida Sans Typewriter" style:font-name-complex="Courier New" fo:color="#000000"/>
    </style:style>
    <style:style style:name="P12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2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22" style:parent-style-name="DefaultParagraphFont" style:family="text">
      <style:text-properties style:font-name="Lucida Sans Typewriter" style:font-name-complex="Courier New"/>
    </style:style>
    <style:style style:name="T123" style:parent-style-name="DefaultParagraphFont" style:family="text">
      <style:text-properties style:font-name="Lucida Sans Typewriter" style:font-name-complex="Courier New" fo:color="#000000"/>
    </style:style>
    <style:style style:name="T124" style:parent-style-name="DefaultParagraphFont" style:family="text">
      <style:text-properties style:font-name="Lucida Sans Typewriter" style:font-name-complex="Courier New"/>
    </style:style>
    <style:style style:name="T125" style:parent-style-name="DefaultParagraphFont" style:family="text">
      <style:text-properties style:font-name="Lucida Sans Typewriter" style:font-name-complex="Courier New" fo:color="#000000"/>
    </style:style>
    <style:style style:name="T126" style:parent-style-name="DefaultParagraphFont" style:family="text">
      <style:text-properties style:font-name="Lucida Sans Typewriter" style:font-name-complex="Courier New"/>
    </style:style>
    <style:style style:name="T127" style:parent-style-name="DefaultParagraphFont" style:family="text">
      <style:text-properties style:font-name="Lucida Sans Typewriter" style:font-name-complex="Courier New" fo:color="#000000"/>
    </style:style>
    <style:style style:name="T128" style:parent-style-name="DefaultParagraphFont" style:family="text">
      <style:text-properties style:font-name="Lucida Sans Typewriter" style:font-name-complex="Courier New"/>
    </style:style>
    <style:style style:name="T129" style:parent-style-name="DefaultParagraphFont" style:family="text">
      <style:text-properties style:font-name="Lucida Sans Typewriter" style:font-name-complex="Courier New" fo:color="#000000"/>
    </style:style>
    <style:style style:name="P13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3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32" style:parent-style-name="DefaultParagraphFont" style:family="text">
      <style:text-properties style:font-name="Lucida Sans Typewriter" style:font-name-complex="Courier New"/>
    </style:style>
    <style:style style:name="T133" style:parent-style-name="DefaultParagraphFont" style:family="text">
      <style:text-properties style:font-name="Lucida Sans Typewriter" style:font-name-complex="Courier New" fo:color="#000000"/>
    </style:style>
    <style:style style:name="T134" style:parent-style-name="DefaultParagraphFont" style:family="text">
      <style:text-properties style:font-name="Lucida Sans Typewriter" style:font-name-complex="Courier New"/>
    </style:style>
    <style:style style:name="T135" style:parent-style-name="DefaultParagraphFont" style:family="text">
      <style:text-properties style:font-name="Lucida Sans Typewriter" style:font-name-complex="Courier New" fo:color="#000000"/>
    </style:style>
    <style:style style:name="T136" style:parent-style-name="DefaultParagraphFont" style:family="text">
      <style:text-properties style:font-name="Lucida Sans Typewriter" style:font-name-complex="Courier New"/>
    </style:style>
    <style:style style:name="T137" style:parent-style-name="DefaultParagraphFont" style:family="text">
      <style:text-properties style:font-name="Lucida Sans Typewriter" style:font-name-complex="Courier New" fo:color="#000000"/>
    </style:style>
    <style:style style:name="P13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3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0" style:parent-style-name="DefaultParagraphFont" style:family="text">
      <style:text-properties style:font-name="Lucida Sans Typewriter" style:font-name-complex="Courier New"/>
    </style:style>
    <style:style style:name="T141" style:parent-style-name="DefaultParagraphFont" style:family="text">
      <style:text-properties style:font-name="Lucida Sans Typewriter" style:font-name-complex="Courier New" fo:color="#000000"/>
    </style:style>
    <style:style style:name="T142" style:parent-style-name="DefaultParagraphFont" style:family="text">
      <style:text-properties style:font-name="Lucida Sans Typewriter" style:font-name-complex="Courier New"/>
    </style:style>
    <style:style style:name="T143" style:parent-style-name="DefaultParagraphFont" style:family="text">
      <style:text-properties style:font-name="Lucida Sans Typewriter" style:font-name-complex="Courier New" fo:color="#000000"/>
    </style:style>
    <style:style style:name="T144" style:parent-style-name="DefaultParagraphFont" style:family="text">
      <style:text-properties style:font-name="Lucida Sans Typewriter" style:font-name-complex="Courier New"/>
    </style:style>
    <style:style style:name="T145" style:parent-style-name="DefaultParagraphFont" style:family="text">
      <style:text-properties style:font-name="Lucida Sans Typewriter" style:font-name-complex="Courier New" fo:color="#000000"/>
    </style:style>
    <style:style style:name="T146" style:parent-style-name="DefaultParagraphFont" style:family="text">
      <style:text-properties style:font-name="Lucida Sans Typewriter" style:font-name-complex="Courier New"/>
    </style:style>
    <style:style style:name="T147" style:parent-style-name="DefaultParagraphFont" style:family="text">
      <style:text-properties style:font-name="Lucida Sans Typewriter" style:font-name-complex="Courier New" fo:color="#000000"/>
    </style:style>
    <style:style style:name="T148" style:parent-style-name="DefaultParagraphFont" style:family="text">
      <style:text-properties style:font-name="Lucida Sans Typewriter" style:font-name-complex="Courier New"/>
    </style:style>
    <style:style style:name="T149" style:parent-style-name="DefaultParagraphFont" style:family="text">
      <style:text-properties style:font-name="Lucida Sans Typewriter" style:font-name-complex="Courier New" fo:color="#000000"/>
    </style:style>
    <style:style style:name="T150" style:parent-style-name="DefaultParagraphFont" style:family="text">
      <style:text-properties style:font-name="Lucida Sans Typewriter" style:font-name-complex="Courier New"/>
    </style:style>
    <style:style style:name="T151" style:parent-style-name="DefaultParagraphFont" style:family="text">
      <style:text-properties style:font-name="Lucida Sans Typewriter" style:font-name-complex="Courier New" fo:color="#000000"/>
    </style:style>
    <style:style style:name="T152" style:parent-style-name="DefaultParagraphFont" style:family="text">
      <style:text-properties style:font-name="Lucida Sans Typewriter" style:font-name-complex="Courier New"/>
    </style:style>
    <style:style style:name="T153" style:parent-style-name="DefaultParagraphFont" style:family="text">
      <style:text-properties style:font-name="Lucida Sans Typewriter" style:font-name-complex="Courier New" fo:color="#000000"/>
    </style:style>
    <style:style style:name="T154" style:parent-style-name="DefaultParagraphFont" style:family="text">
      <style:text-properties style:font-name="Lucida Sans Typewriter" style:font-name-complex="Courier New"/>
    </style:style>
    <style:style style:name="T155" style:parent-style-name="DefaultParagraphFont" style:family="text">
      <style:text-properties style:font-name="Lucida Sans Typewriter" style:font-name-complex="Courier New" fo:color="#000000"/>
    </style:style>
    <style:style style:name="P15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5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58" style:parent-style-name="DefaultParagraphFont" style:family="text">
      <style:text-properties style:font-name="Lucida Sans Typewriter" style:font-name-complex="Courier New"/>
    </style:style>
    <style:style style:name="T159" style:parent-style-name="DefaultParagraphFont" style:family="text">
      <style:text-properties style:font-name="Lucida Sans Typewriter" style:font-name-complex="Courier New" fo:color="#000000"/>
    </style:style>
    <style:style style:name="T160" style:parent-style-name="DefaultParagraphFont" style:family="text">
      <style:text-properties style:font-name="Lucida Sans Typewriter" style:font-name-complex="Courier New"/>
    </style:style>
    <style:style style:name="T161" style:parent-style-name="DefaultParagraphFont" style:family="text">
      <style:text-properties style:font-name="Lucida Sans Typewriter" style:font-name-complex="Courier New" fo:color="#000000"/>
    </style:style>
    <style:style style:name="T162" style:parent-style-name="DefaultParagraphFont" style:family="text">
      <style:text-properties style:font-name="Lucida Sans Typewriter" style:font-name-complex="Courier New"/>
    </style:style>
    <style:style style:name="T163" style:parent-style-name="DefaultParagraphFont" style:family="text">
      <style:text-properties style:font-name="Lucida Sans Typewriter" style:font-name-complex="Courier New" fo:color="#000000"/>
    </style:style>
    <style:style style:name="T164" style:parent-style-name="DefaultParagraphFont" style:family="text">
      <style:text-properties style:font-name="Lucida Sans Typewriter" style:font-name-complex="Courier New"/>
    </style:style>
    <style:style style:name="T165" style:parent-style-name="DefaultParagraphFont" style:family="text">
      <style:text-properties style:font-name="Lucida Sans Typewriter" style:font-name-complex="Courier New" fo:color="#000000"/>
    </style:style>
    <style:style style:name="T166" style:parent-style-name="DefaultParagraphFont" style:family="text">
      <style:text-properties style:font-name="Lucida Sans Typewriter" style:font-name-complex="Courier New"/>
    </style:style>
    <style:style style:name="T167" style:parent-style-name="DefaultParagraphFont" style:family="text">
      <style:text-properties style:font-name="Lucida Sans Typewriter" style:font-name-complex="Courier New" fo:color="#000000"/>
    </style:style>
    <style:style style:name="T168" style:parent-style-name="DefaultParagraphFont" style:family="text">
      <style:text-properties style:font-name="Lucida Sans Typewriter" style:font-name-complex="Courier New"/>
    </style:style>
    <style:style style:name="T169" style:parent-style-name="DefaultParagraphFont" style:family="text">
      <style:text-properties style:font-name="Lucida Sans Typewriter" style:font-name-complex="Courier New" fo:color="#000000"/>
    </style:style>
    <style:style style:name="T170" style:parent-style-name="DefaultParagraphFont" style:family="text">
      <style:text-properties style:font-name="Lucida Sans Typewriter" style:font-name-complex="Courier New"/>
    </style:style>
    <style:style style:name="T171" style:parent-style-name="DefaultParagraphFont" style:family="text">
      <style:text-properties style:font-name="Lucida Sans Typewriter" style:font-name-complex="Courier New" fo:color="#000000"/>
    </style:style>
    <style:style style:name="T172" style:parent-style-name="DefaultParagraphFont" style:family="text">
      <style:text-properties style:font-name="Lucida Sans Typewriter" style:font-name-complex="Courier New"/>
    </style:style>
    <style:style style:name="T173" style:parent-style-name="DefaultParagraphFont" style:family="text">
      <style:text-properties style:font-name="Lucida Sans Typewriter" style:font-name-complex="Courier New" fo:color="#000000"/>
    </style:style>
    <style:style style:name="P17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7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Lucida Sans Typewriter" style:font-name-complex="Courier New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8" style:parent-style-name="DefaultParagraphFont" style:family="text">
      <style:text-properties style:font-name="Lucida Sans Typewriter" style:font-name-complex="Courier New"/>
    </style:style>
    <style:style style:name="T179" style:parent-style-name="DefaultParagraphFont" style:family="text">
      <style:text-properties style:font-name="Lucida Sans Typewriter" style:font-name-complex="Courier New"/>
    </style:style>
    <style:style style:name="T180" style:parent-style-name="DefaultParagraphFont" style:family="text">
      <style:text-properties style:font-name="Lucida Sans Typewriter" style:font-name-complex="Courier New"/>
    </style:style>
    <style:style style:name="T181" style:parent-style-name="DefaultParagraphFont" style:family="text">
      <style:text-properties style:font-name="Lucida Sans Typewriter" style:font-name-complex="Courier New" fo:color="#000000"/>
    </style:style>
    <style:style style:name="T182" style:parent-style-name="DefaultParagraphFont" style:family="text">
      <style:text-properties style:font-name="Lucida Sans Typewriter" style:font-name-complex="Courier New"/>
    </style:style>
    <style:style style:name="T183" style:parent-style-name="DefaultParagraphFont" style:family="text">
      <style:text-properties style:font-name="Lucida Sans Typewriter" style:font-name-complex="Courier New" fo:color="#000000"/>
    </style:style>
    <style:style style:name="T184" style:parent-style-name="DefaultParagraphFont" style:family="text">
      <style:text-properties style:font-name="Lucida Sans Typewriter" style:font-name-complex="Courier New"/>
    </style:style>
    <style:style style:name="T185" style:parent-style-name="DefaultParagraphFont" style:family="text">
      <style:text-properties style:font-name="Lucida Sans Typewriter" style:font-name-complex="Courier New"/>
    </style:style>
    <style:style style:name="T186" style:parent-style-name="DefaultParagraphFont" style:family="text">
      <style:text-properties style:font-name="Lucida Sans Typewriter" style:font-name-complex="Courier New"/>
    </style:style>
    <style:style style:name="T187" style:parent-style-name="DefaultParagraphFont" style:family="text">
      <style:text-properties style:font-name="Lucida Sans Typewriter" style:font-name-complex="Courier New" fo:color="#000000"/>
    </style:style>
    <style:style style:name="T188" style:parent-style-name="DefaultParagraphFont" style:family="text">
      <style:text-properties style:font-name="Lucida Sans Typewriter" style:font-name-complex="Courier New"/>
    </style:style>
    <style:style style:name="T189" style:parent-style-name="DefaultParagraphFont" style:family="text">
      <style:text-properties style:font-name="Lucida Sans Typewriter" style:font-name-complex="Courier New" fo:color="#000000"/>
    </style:style>
    <style:style style:name="T190" style:parent-style-name="DefaultParagraphFont" style:family="text">
      <style:text-properties style:font-name="Lucida Sans Typewriter" style:font-name-complex="Courier New"/>
    </style:style>
    <style:style style:name="T191" style:parent-style-name="DefaultParagraphFont" style:family="text">
      <style:text-properties style:font-name="Lucida Sans Typewriter" style:font-name-complex="Courier New" fo:color="#000000"/>
    </style:style>
    <style:style style:name="T192" style:parent-style-name="DefaultParagraphFont" style:family="text">
      <style:text-properties style:font-name="Lucida Sans Typewriter" style:font-name-complex="Courier New"/>
    </style:style>
    <style:style style:name="T193" style:parent-style-name="DefaultParagraphFont" style:family="text">
      <style:text-properties style:font-name="Lucida Sans Typewriter" style:font-name-complex="Courier New" fo:color="#000000"/>
    </style:style>
    <style:style style:name="T194" style:parent-style-name="DefaultParagraphFont" style:family="text">
      <style:text-properties style:font-name="Lucida Sans Typewriter" style:font-name-complex="Courier New"/>
    </style:style>
    <style:style style:name="T195" style:parent-style-name="DefaultParagraphFont" style:family="text">
      <style:text-properties style:font-name="Lucida Sans Typewriter" style:font-name-complex="Courier New"/>
    </style:style>
    <style:style style:name="T196" style:parent-style-name="DefaultParagraphFont" style:family="text">
      <style:text-properties style:font-name="Lucida Sans Typewriter" style:font-name-complex="Courier New"/>
    </style:style>
    <style:style style:name="T197" style:parent-style-name="DefaultParagraphFont" style:family="text">
      <style:text-properties style:font-name="Lucida Sans Typewriter" style:font-name-complex="Courier New" fo:color="#000000"/>
    </style:style>
    <style:style style:name="T198" style:parent-style-name="DefaultParagraphFont" style:family="text">
      <style:text-properties style:font-name="Lucida Sans Typewriter" style:font-name-complex="Courier New"/>
    </style:style>
    <style:style style:name="T199" style:parent-style-name="DefaultParagraphFont" style:family="text">
      <style:text-properties style:font-name="Lucida Sans Typewriter" style:font-name-complex="Courier New" fo:color="#000000"/>
    </style:style>
    <style:style style:name="T200" style:parent-style-name="DefaultParagraphFont" style:family="text">
      <style:text-properties style:font-name="Lucida Sans Typewriter" style:font-name-complex="Courier New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3" style:parent-style-name="DefaultParagraphFont" style:family="text">
      <style:text-properties style:font-name="Lucida Sans Typewriter" style:font-name-complex="Courier New"/>
    </style:style>
    <style:style style:name="T204" style:parent-style-name="DefaultParagraphFont" style:family="text">
      <style:text-properties style:font-name="Lucida Sans Typewriter" style:font-name-complex="Courier New"/>
    </style:style>
    <style:style style:name="T205" style:parent-style-name="DefaultParagraphFont" style:family="text">
      <style:text-properties style:font-name="Lucida Sans Typewriter" style:font-name-complex="Courier New"/>
    </style:style>
    <style:style style:name="T206" style:parent-style-name="DefaultParagraphFont" style:family="text">
      <style:text-properties style:font-name="Lucida Sans Typewriter" style:font-name-complex="Courier New" fo:color="#000000"/>
    </style:style>
    <style:style style:name="T207" style:parent-style-name="DefaultParagraphFont" style:family="text">
      <style:text-properties style:font-name="Lucida Sans Typewriter" style:font-name-complex="Courier New"/>
    </style:style>
    <style:style style:name="T208" style:parent-style-name="DefaultParagraphFont" style:family="text">
      <style:text-properties style:font-name="Lucida Sans Typewriter" style:font-name-complex="Courier New" fo:color="#000000"/>
    </style:style>
    <style:style style:name="T209" style:parent-style-name="DefaultParagraphFont" style:family="text">
      <style:text-properties style:font-name="Lucida Sans Typewriter" style:font-name-complex="Courier New"/>
    </style:style>
    <style:style style:name="T210" style:parent-style-name="DefaultParagraphFont" style:family="text">
      <style:text-properties style:font-name="Lucida Sans Typewriter" style:font-name-complex="Courier New" fo:color="#000000"/>
    </style:style>
    <style:style style:name="T211" style:parent-style-name="DefaultParagraphFont" style:family="text">
      <style:text-properties style:font-name="Lucida Sans Typewriter" style:font-name-complex="Courier New"/>
    </style:style>
    <style:style style:name="T212" style:parent-style-name="DefaultParagraphFont" style:family="text">
      <style:text-properties style:font-name="Lucida Sans Typewriter" style:font-name-complex="Courier New" fo:color="#000000"/>
    </style:style>
    <style:style style:name="T213" style:parent-style-name="DefaultParagraphFont" style:family="text">
      <style:text-properties style:font-name="Lucida Sans Typewriter" style:font-name-complex="Courier New"/>
    </style:style>
    <style:style style:name="T214" style:parent-style-name="DefaultParagraphFont" style:family="text">
      <style:text-properties style:font-name="Lucida Sans Typewriter" style:font-name-complex="Courier New" fo:color="#000000"/>
    </style:style>
    <style:style style:name="T215" style:parent-style-name="DefaultParagraphFont" style:family="text">
      <style:text-properties style:font-name="Lucida Sans Typewriter" style:font-name-complex="Courier New"/>
    </style:style>
    <style:style style:name="T216" style:parent-style-name="DefaultParagraphFont" style:family="text">
      <style:text-properties style:font-name="Lucida Sans Typewriter" style:font-name-complex="Courier New" fo:color="#000000"/>
    </style:style>
    <style:style style:name="T217" style:parent-style-name="DefaultParagraphFont" style:family="text">
      <style:text-properties style:font-name="Lucida Sans Typewriter" style:font-name-complex="Courier New"/>
    </style:style>
    <style:style style:name="T218" style:parent-style-name="DefaultParagraphFont" style:family="text">
      <style:text-properties style:font-name="Lucida Sans Typewriter" style:font-name-complex="Courier New" fo:color="#000000"/>
    </style:style>
    <style:style style:name="T219" style:parent-style-name="DefaultParagraphFont" style:family="text">
      <style:text-properties style:font-name="Lucida Sans Typewriter" style:font-name-complex="Courier New"/>
    </style:style>
    <style:style style:name="T220" style:parent-style-name="DefaultParagraphFont" style:family="text">
      <style:text-properties style:font-name="Lucida Sans Typewriter" style:font-name-complex="Courier New" fo:color="#000000"/>
    </style:style>
    <style:style style:name="T221" style:parent-style-name="DefaultParagraphFont" style:family="text">
      <style:text-properties style:font-name="Lucida Sans Typewriter" style:font-name-complex="Courier New"/>
    </style:style>
    <style:style style:name="T222" style:parent-style-name="DefaultParagraphFont" style:family="text">
      <style:text-properties style:font-name="Lucida Sans Typewriter" style:font-name-complex="Courier New"/>
    </style:style>
    <style:style style:name="T223" style:parent-style-name="DefaultParagraphFont" style:family="text">
      <style:text-properties style:font-name="Lucida Sans Typewriter" style:font-name-complex="Courier New"/>
    </style:style>
    <style:style style:name="T224" style:parent-style-name="DefaultParagraphFont" style:family="text">
      <style:text-properties style:font-name="Lucida Sans Typewriter" style:font-name-complex="Courier New" fo:color="#000000"/>
    </style:style>
    <style:style style:name="T225" style:parent-style-name="DefaultParagraphFont" style:family="text">
      <style:text-properties style:font-name="Lucida Sans Typewriter" style:font-name-complex="Courier New"/>
    </style:style>
    <style:style style:name="T226" style:parent-style-name="DefaultParagraphFont" style:family="text">
      <style:text-properties style:font-name="Lucida Sans Typewriter" style:font-name-complex="Courier New" fo:color="#000000"/>
    </style:style>
    <style:style style:name="T227" style:parent-style-name="DefaultParagraphFont" style:family="text">
      <style:text-properties style:font-name="Lucida Sans Typewriter" style:font-name-complex="Courier New"/>
    </style:style>
    <style:style style:name="T228" style:parent-style-name="DefaultParagraphFont" style:family="text">
      <style:text-properties style:font-name="Lucida Sans Typewriter" style:font-name-complex="Courier New" fo:color="#000000"/>
    </style:style>
    <style:style style:name="T229" style:parent-style-name="DefaultParagraphFont" style:family="text">
      <style:text-properties style:font-name="Lucida Sans Typewriter" style:font-name-complex="Courier New"/>
    </style:style>
    <style:style style:name="T230" style:parent-style-name="DefaultParagraphFont" style:family="text">
      <style:text-properties style:font-name="Lucida Sans Typewriter" style:font-name-complex="Courier New" fo:color="#000000"/>
    </style:style>
    <style:style style:name="T231" style:parent-style-name="DefaultParagraphFont" style:family="text">
      <style:text-properties style:font-name="Lucida Sans Typewriter" style:font-name-complex="Courier New"/>
    </style:style>
    <style:style style:name="T232" style:parent-style-name="DefaultParagraphFont" style:family="text">
      <style:text-properties style:font-name="Lucida Sans Typewriter" style:font-name-complex="Courier New" fo:color="#000000"/>
    </style:style>
    <style:style style:name="T233" style:parent-style-name="DefaultParagraphFont" style:family="text">
      <style:text-properties style:font-name="Lucida Sans Typewriter" style:font-name-complex="Courier New"/>
    </style:style>
    <style:style style:name="T234" style:parent-style-name="DefaultParagraphFont" style:family="text">
      <style:text-properties style:font-name="Lucida Sans Typewriter" style:font-name-complex="Courier New" fo:color="#000000"/>
    </style:style>
    <style:style style:name="T235" style:parent-style-name="DefaultParagraphFont" style:family="text">
      <style:text-properties style:font-name="Lucida Sans Typewriter" style:font-name-complex="Courier New"/>
    </style:style>
    <style:style style:name="T236" style:parent-style-name="DefaultParagraphFont" style:family="text">
      <style:text-properties style:font-name="Lucida Sans Typewriter" style:font-name-complex="Courier New" fo:color="#000000"/>
    </style:style>
    <style:style style:name="T237" style:parent-style-name="DefaultParagraphFont" style:family="text">
      <style:text-properties style:font-name="Lucida Sans Typewriter" style:font-name-complex="Courier New"/>
    </style:style>
    <style:style style:name="T238" style:parent-style-name="DefaultParagraphFont" style:family="text">
      <style:text-properties style:font-name="Lucida Sans Typewriter" style:font-name-complex="Courier New" fo:color="#000000"/>
    </style:style>
    <style:style style:name="T239" style:parent-style-name="DefaultParagraphFont" style:family="text">
      <style:text-properties style:font-name="Lucida Sans Typewriter" style:font-name-complex="Courier New"/>
    </style:style>
    <style:style style:name="T240" style:parent-style-name="DefaultParagraphFont" style:family="text">
      <style:text-properties style:font-name="Lucida Sans Typewriter" style:font-name-complex="Courier New" fo:color="#000000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" style:parent-style-name="DefaultParagraphFont" style:family="text">
      <style:text-properties style:font-name="Lucida Sans Typewriter" style:font-name-complex="Courier New"/>
    </style:style>
    <style:style style:name="T244" style:parent-style-name="DefaultParagraphFont" style:family="text">
      <style:text-properties style:font-name="Lucida Sans Typewriter" style:font-name-complex="Courier New" fo:color="#000000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7" style:parent-style-name="DefaultParagraphFont" style:family="text">
      <style:text-properties style:font-name="Lucida Sans Typewriter" style:font-name-complex="Courier New"/>
    </style:style>
    <style:style style:name="T248" style:parent-style-name="DefaultParagraphFont" style:family="text">
      <style:text-properties style:font-name="Lucida Sans Typewriter" style:font-name-complex="Courier New" fo:color="#000000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1" style:parent-style-name="DefaultParagraphFont" style:family="text">
      <style:text-properties style:font-name="Lucida Sans Typewriter" style:font-name-complex="Courier New"/>
    </style:style>
    <style:style style:name="T252" style:parent-style-name="DefaultParagraphFont" style:family="text">
      <style:text-properties style:font-name="Lucida Sans Typewriter" style:font-name-complex="Courier New" fo:color="#000000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5" style:parent-style-name="DefaultParagraphFont" style:family="text">
      <style:text-properties style:font-name="Lucida Sans Typewriter" style:font-name-complex="Courier New"/>
    </style:style>
    <style:style style:name="T256" style:parent-style-name="DefaultParagraphFont" style:family="text">
      <style:text-properties style:font-name="Lucida Sans Typewriter" style:font-name-complex="Courier New" fo:color="#000000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Sans Typewriter" style:font-name-complex="Courier New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" style:parent-style-name="DefaultParagraphFont" style:family="text">
      <style:text-properties style:font-name="Lucida Sans Typewriter" style:font-name-complex="Courier New"/>
    </style:style>
    <style:style style:name="T261" style:parent-style-name="DefaultParagraphFont" style:family="text">
      <style:text-properties style:font-name="Lucida Sans Typewriter" style:font-name-complex="Courier New"/>
    </style:style>
    <style:style style:name="T262" style:parent-style-name="DefaultParagraphFont" style:family="text">
      <style:text-properties style:font-name="Lucida Sans Typewriter" style:font-name-complex="Courier New" fo:color="#000000"/>
    </style:style>
    <style:style style:name="T263" style:parent-style-name="DefaultParagraphFont" style:family="text">
      <style:text-properties style:font-name="Lucida Sans Typewriter" style:font-name-complex="Courier New"/>
    </style:style>
    <style:style style:name="T264" style:parent-style-name="DefaultParagraphFont" style:family="text">
      <style:text-properties style:font-name="Lucida Sans Typewriter" style:font-name-complex="Courier New" fo:color="#000000"/>
    </style:style>
    <style:style style:name="T265" style:parent-style-name="DefaultParagraphFont" style:family="text">
      <style:text-properties style:font-name="Lucida Sans Typewriter" style:font-name-complex="Courier New"/>
    </style:style>
    <style:style style:name="T266" style:parent-style-name="DefaultParagraphFont" style:family="text">
      <style:text-properties style:font-name="Lucida Sans Typewriter" style:font-name-complex="Courier New" fo:color="#000000"/>
    </style:style>
    <style:style style:name="T267" style:parent-style-name="DefaultParagraphFont" style:family="text">
      <style:text-properties style:font-name="Lucida Sans Typewriter" style:font-name-complex="Courier New"/>
    </style:style>
    <style:style style:name="T268" style:parent-style-name="DefaultParagraphFont" style:family="text">
      <style:text-properties style:font-name="Lucida Sans Typewriter" style:font-name-complex="Courier New" fo:color="#000000"/>
    </style:style>
    <style:style style:name="T269" style:parent-style-name="DefaultParagraphFont" style:family="text">
      <style:text-properties style:font-name="Lucida Sans Typewriter" style:font-name-complex="Courier New"/>
    </style:style>
    <style:style style:name="T270" style:parent-style-name="DefaultParagraphFont" style:family="text">
      <style:text-properties style:font-name="Lucida Sans Typewriter" style:font-name-complex="Courier New" fo:color="#000000"/>
    </style:style>
    <style:style style:name="T271" style:parent-style-name="DefaultParagraphFont" style:family="text">
      <style:text-properties style:font-name="Lucida Sans Typewriter" style:font-name-complex="Courier New"/>
    </style:style>
    <style:style style:name="T272" style:parent-style-name="DefaultParagraphFont" style:family="text">
      <style:text-properties style:font-name="Lucida Sans Typewriter" style:font-name-complex="Courier New" fo:color="#000000"/>
    </style:style>
    <style:style style:name="T273" style:parent-style-name="DefaultParagraphFont" style:family="text">
      <style:text-properties style:font-name="Lucida Sans Typewriter" style:font-name-complex="Courier New"/>
    </style:style>
    <style:style style:name="T274" style:parent-style-name="DefaultParagraphFont" style:family="text">
      <style:text-properties style:font-name="Lucida Sans Typewriter" style:font-name-complex="Courier New" fo:color="#000000"/>
    </style:style>
    <style:style style:name="T275" style:parent-style-name="DefaultParagraphFont" style:family="text">
      <style:text-properties style:font-name="Lucida Sans Typewriter" style:font-name-complex="Courier New"/>
    </style:style>
    <style:style style:name="T276" style:parent-style-name="DefaultParagraphFont" style:family="text">
      <style:text-properties style:font-name="Lucida Sans Typewriter" style:font-name-complex="Courier New" fo:color="#000000"/>
    </style:style>
    <style:style style:name="T277" style:parent-style-name="DefaultParagraphFont" style:family="text">
      <style:text-properties style:font-name="Lucida Sans Typewriter" style:font-name-complex="Courier New"/>
    </style:style>
    <style:style style:name="T278" style:parent-style-name="DefaultParagraphFont" style:family="text">
      <style:text-properties style:font-name="Lucida Sans Typewriter" style:font-name-complex="Courier New"/>
    </style:style>
    <style:style style:name="T279" style:parent-style-name="DefaultParagraphFont" style:family="text">
      <style:text-properties style:font-name="Lucida Sans Typewriter" style:font-name-complex="Courier New"/>
    </style:style>
    <style:style style:name="T280" style:parent-style-name="DefaultParagraphFont" style:family="text">
      <style:text-properties style:font-name="Lucida Sans Typewriter" style:font-name-complex="Courier New" fo:color="#000000"/>
    </style:style>
    <style:style style:name="T281" style:parent-style-name="DefaultParagraphFont" style:family="text">
      <style:text-properties style:font-name="Lucida Sans Typewriter" style:font-name-complex="Courier New"/>
    </style:style>
    <style:style style:name="T282" style:parent-style-name="DefaultParagraphFont" style:family="text">
      <style:text-properties style:font-name="Lucida Sans Typewriter" style:font-name-complex="Courier New" fo:color="#000000"/>
    </style:style>
    <style:style style:name="T283" style:parent-style-name="DefaultParagraphFont" style:family="text">
      <style:text-properties style:font-name="Lucida Sans Typewriter" style:font-name-complex="Courier New"/>
    </style:style>
    <style:style style:name="T284" style:parent-style-name="DefaultParagraphFont" style:family="text">
      <style:text-properties style:font-name="Lucida Sans Typewriter" style:font-name-complex="Courier New" fo:color="#000000"/>
    </style:style>
    <style:style style:name="T285" style:parent-style-name="DefaultParagraphFont" style:family="text">
      <style:text-properties style:font-name="Lucida Sans Typewriter" style:font-name-complex="Courier New"/>
    </style:style>
    <style:style style:name="T286" style:parent-style-name="DefaultParagraphFont" style:family="text">
      <style:text-properties style:font-name="Lucida Sans Typewriter" style:font-name-complex="Courier New" fo:color="#000000"/>
    </style:style>
    <style:style style:name="T287" style:parent-style-name="DefaultParagraphFont" style:family="text">
      <style:text-properties style:font-name="Lucida Sans Typewriter" style:font-name-complex="Courier New"/>
    </style:style>
    <style:style style:name="T288" style:parent-style-name="DefaultParagraphFont" style:family="text">
      <style:text-properties style:font-name="Lucida Sans Typewriter" style:font-name-complex="Courier New" fo:color="#000000"/>
    </style:style>
    <style:style style:name="T289" style:parent-style-name="DefaultParagraphFont" style:family="text">
      <style:text-properties style:font-name="Lucida Sans Typewriter" style:font-name-complex="Courier New"/>
    </style:style>
    <style:style style:name="T290" style:parent-style-name="DefaultParagraphFont" style:family="text">
      <style:text-properties style:font-name="Lucida Sans Typewriter" style:font-name-complex="Courier New" fo:color="#000000"/>
    </style:style>
    <style:style style:name="T291" style:parent-style-name="DefaultParagraphFont" style:family="text">
      <style:text-properties style:font-name="Lucida Sans Typewriter" style:font-name-complex="Courier New"/>
    </style:style>
    <style:style style:name="T292" style:parent-style-name="DefaultParagraphFont" style:family="text">
      <style:text-properties style:font-name="Lucida Sans Typewriter" style:font-name-complex="Courier New" fo:color="#000000"/>
    </style:style>
    <style:style style:name="T293" style:parent-style-name="DefaultParagraphFont" style:family="text">
      <style:text-properties style:font-name="Lucida Sans Typewriter" style:font-name-complex="Courier New"/>
    </style:style>
    <style:style style:name="T294" style:parent-style-name="DefaultParagraphFont" style:family="text">
      <style:text-properties style:font-name="Lucida Sans Typewriter" style:font-name-complex="Courier New" fo:color="#000000"/>
    </style:style>
    <style:style style:name="T295" style:parent-style-name="DefaultParagraphFont" style:family="text">
      <style:text-properties style:font-name="Lucida Sans Typewriter" style:font-name-complex="Courier New"/>
    </style:style>
  </office:automatic-styles>
  <office:body>
    <office:text text:use-soft-page-breaks="true">
      <text:p text:style-name="P1"><text:span text:style-name="T2">Me and Julio Down by the School Yard</text:span><text:span text:style-name="T3"><text:s/>– Paul Simon</text:span></text:p>
      <text:p text:style-name="P4"/>
      <text:p text:style-name="P5"><text:span text:style-name="T6">[Intro]</text:span><text:span text:style-name="T7"><text:s/></text:span><text:span text:style-name="T8">|<text:s/></text:span><text:span text:style-name="T9">A</text:span><text:span text:style-name="T10"><text:s/></text:span><text:span text:style-name="T11">D6</text:span><text:span text:style-name="T12"><text:s/>|<text:s/></text:span><text:span text:style-name="T13">A</text:span><text:span text:style-name="T14"><text:s/></text:span><text:span text:style-name="T15">E</text:span><text:span text:style-name="T16"><text:s/>|<text:s/></text:span><text:span text:style-name="T17">A</text:span><text:span text:style-name="T18"><text:s/></text:span><text:span text:style-name="T19">D6</text:span><text:span text:style-name="T20"><text:s/>|<text:s/></text:span><text:span text:style-name="T21">A</text:span><text:span text:style-name="T22"><text:s/></text:span><text:span text:style-name="T23">E</text:span><text:span text:style-name="T24"><text:s/>|</text:span><text:span text:style-name="T25"><text:s/></text:span><text:span text:style-name="T26">A</text:span><text:span text:style-name="T27"><text:s/></text:span><text:span text:style-name="T28">D6</text:span><text:span text:style-name="T29"><text:s/>|<text:s/></text:span><text:span text:style-name="T30">A</text:span><text:span text:style-name="T31"><text:s/></text:span><text:span text:style-name="T32">E</text:span><text:span text:style-name="T33"><text:s/>|<text:s/></text:span><text:span text:style-name="T34">A</text:span><text:span text:style-name="T35"><text:s/></text:span><text:span text:style-name="T36">D6</text:span><text:span text:style-name="T37"><text:s/>|<text:s/></text:span><text:span text:style-name="T38">A</text:span><text:span text:style-name="T39"><text:s/></text:span><text:span text:style-name="T40">E</text:span><text:span text:style-name="T41"><text:s/>|</text:span></text:p>
      <text:p text:style-name="P42"><text:span text:style-name="T43">|<text:s/></text:span><text:span text:style-name="T44">A</text:span><text:span text:style-name="T45"><text:s/></text:span><text:span text:style-name="T46">D</text:span><text:span text:style-name="T47"><text:s/>|<text:s/></text:span><text:span text:style-name="T48">A</text:span><text:span text:style-name="T49"><text:s/></text:span><text:span text:style-name="T50">E</text:span><text:span text:style-name="T51"><text:s/>|<text:s/></text:span><text:span text:style-name="T52">A</text:span><text:span text:style-name="T53"><text:s/></text:span><text:span text:style-name="T54">D</text:span><text:span text:style-name="T55"><text:s/>|<text:s/></text:span><text:span text:style-name="T56">A</text:span><text:span text:style-name="T57"><text:s/></text:span><text:span text:style-name="T58">E</text:span><text:span text:style-name="T59"><text:s/>|<text:s/></text:span><text:span text:style-name="T60">A</text:span><text:span text:style-name="T61"><text:s/></text:span><text:span text:style-name="T62">D</text:span><text:span text:style-name="T63"><text:s/>|<text:s/></text:span><text:span text:style-name="T64">A</text:span><text:span text:style-name="T65"><text:s/></text:span><text:span text:style-name="T66">E</text:span><text:span text:style-name="T67"><text:s/>|</text:span></text:p>
      <text:p text:style-name="P68"><text:s/></text:p>
      <text:p text:style-name="P69"><text:span text:style-name="T70">A</text:span></text:p>
      <text:p text:style-name="P71">Mama Pajama rolled out of bed</text:p>
      <text:p text:style-name="P72"><text:span text:style-name="T73"><text:s text:c="26"/></text:span><text:span text:style-name="T74">D</text:span></text:p>
      <text:p text:style-name="P75">And she ran to the police station</text:p>
      <text:p text:style-name="P76"><text:span text:style-name="T77"><text:s text:c="9"/></text:span><text:span text:style-name="T78">E</text:span></text:p>
      <text:p text:style-name="P79">When the papa found out he began to shout</text:p>
      <text:p text:style-name="P80"><text:span text:style-name="T81"><text:s text:c="26"/></text:span><text:span text:style-name="T82">A</text:span></text:p>
      <text:p text:style-name="P83">And he started the investigation</text:p>
      <text:p text:style-name="P84"><text:s/></text:p>
      <text:p text:style-name="P85"><text:span text:style-name="T86"><text:s text:c="17"/></text:span><text:span text:style-name="T87">E</text:span><text:span text:style-name="T88"><text:s text:c="22"/></text:span><text:span text:style-name="T89">A</text:span></text:p>
      <text:p text:style-name="P90">It's against the law, it was against the law</text:p>
      <text:p text:style-name="P91"><text:span text:style-name="T92"><text:s text:c="14"/></text:span><text:span text:style-name="T93">E</text:span><text:span text:style-name="T94"><text:s text:c="23"/></text:span><text:span text:style-name="T95">A</text:span></text:p>
      <text:p text:style-name="P96">What the mama saw, it was against the law</text:p>
      <text:p text:style-name="P97"><text:s/></text:p>
      <text:p text:style-name="P98"><text:span text:style-name="T99"><text:s text:c="10"/></text:span><text:span text:style-name="T100">A</text:span></text:p>
      <text:p text:style-name="P101">Hoo, mama looked down and she spit on the ground</text:p>
      <text:p text:style-name="P102"><text:span text:style-name="T103"><text:s text:c="24"/></text:span><text:span text:style-name="T104">D</text:span></text:p>
      <text:p text:style-name="P105">Ev'ry time my name gets mentioned</text:p>
      <text:p text:style-name="P106"><text:span text:style-name="T107"><text:s text:c="4"/></text:span><text:span text:style-name="T108">E</text:span></text:p>
      <text:p text:style-name="P109">The papa said "Oy, if I get that boy</text:p>
      <text:p text:style-name="P110"><text:span text:style-name="T111"><text:s text:c="38"/></text:span><text:span text:style-name="T112">A</text:span></text:p>
      <text:p text:style-name="P113">I'm gonna stick him in the house of detention"</text:p>
      <text:p text:style-name="P114"><text:s/></text:p>
      <text:p text:style-name="P115"><text:span text:style-name="T116"><text:s text:c="16"/></text:span><text:span text:style-name="T117">D</text:span><text:span text:style-name="T118"><text:s text:c="17"/></text:span><text:span text:style-name="T119">A</text:span></text:p>
      <text:p text:style-name="P120">Well, I'm on my way, I don't know where I'm going</text:p>
      <text:p text:style-name="P121"><text:span text:style-name="T122"><text:s text:c="10"/></text:span><text:span text:style-name="T123">D</text:span><text:span text:style-name="T124"><text:s text:c="18"/></text:span><text:span text:style-name="T125">A</text:span><text:span text:style-name="T126"><text:s text:c="10"/></text:span><text:span text:style-name="T127">B</text:span><text:span text:style-name="T128"><text:s text:c="10"/></text:span><text:span text:style-name="T129">E</text:span></text:p>
      <text:p text:style-name="P130">I'm on my way, I'm takin' my time but I don't know where</text:p>
      <text:p text:style-name="P131"><text:span text:style-name="T132"><text:s text:c="11"/></text:span><text:span text:style-name="T133">D</text:span><text:span text:style-name="T134"><text:s text:c="10"/></text:span><text:span text:style-name="T135">G</text:span><text:span text:style-name="T136"><text:s text:c="6"/></text:span><text:span text:style-name="T137">A</text:span></text:p>
      <text:p text:style-name="P138">Goodbye to Rosie, the Queen of Corona</text:p>
      <text:p text:style-name="P139"><text:span text:style-name="T140"><text:s text:c="9"/></text:span><text:span text:style-name="T141">A</text:span><text:span text:style-name="T142"><text:s text:c="7"/></text:span><text:span text:style-name="T143">G</text:span><text:span text:style-name="T144"><text:s text:c="5"/></text:span><text:span text:style-name="T145">D</text:span><text:span text:style-name="T146"><text:s text:c="11"/></text:span><text:span text:style-name="T147">E</text:span><text:span text:style-name="T148"><text:s text:c="5"/></text:span><text:span text:style-name="T149">A</text:span><text:span text:style-name="T150"><text:s text:c="4"/></text:span><text:span text:style-name="T151">D</text:span><text:span text:style-name="T152"><text:s/></text:span><text:span text:style-name="T153">A</text:span><text:span text:style-name="T154"><text:s/></text:span><text:span text:style-name="T155">E</text:span></text:p>
      <text:p text:style-name="P156">See you, me, and Julio down by the schoolyard</text:p>
      <text:p text:style-name="P157"><text:span text:style-name="T158"><text:s text:c="9"/></text:span><text:span text:style-name="T159">A</text:span><text:span text:style-name="T160"><text:s text:c="7"/></text:span><text:span text:style-name="T161">G</text:span><text:span text:style-name="T162"><text:s text:c="5"/></text:span><text:span text:style-name="T163">D</text:span><text:span text:style-name="T164"><text:s text:c="11"/></text:span><text:span text:style-name="T165">E</text:span><text:span text:style-name="T166"><text:s text:c="5"/></text:span><text:span text:style-name="T167">A</text:span><text:span text:style-name="T168"><text:s text:c="4"/></text:span><text:span text:style-name="T169">D</text:span><text:span text:style-name="T170"><text:s/></text:span><text:span text:style-name="T171">A</text:span><text:span text:style-name="T172"><text:s/></text:span><text:span text:style-name="T173">E</text:span></text:p>
      <text:p text:style-name="P174">See you, me, and Julio down by the schoolyard</text:p>
      <text:p text:style-name="P175"/>
      <text:p text:style-name="P176"><text:s/></text:p>
      <text:p text:style-name="P177"><text:span text:style-name="T178">(whistling)</text:span><text:span text:style-name="T179"><text:s/></text:span><text:span text:style-name="T180">|<text:s/></text:span><text:span text:style-name="T181">D</text:span><text:span text:style-name="T182"><text:s/>| % |<text:s/></text:span><text:span text:style-name="T183">A</text:span><text:span text:style-name="T184"><text:s/>| % |</text:span><text:span text:style-name="T185">--</text:span><text:span text:style-name="T186">|<text:s/></text:span><text:span text:style-name="T187">D</text:span><text:span text:style-name="T188"><text:s/>| % |<text:s/></text:span><text:span text:style-name="T189">A</text:span><text:span text:style-name="T190"><text:s/></text:span><text:span text:style-name="T191">B</text:span><text:span text:style-name="T192"><text:s/>|<text:s/></text:span><text:span text:style-name="T193">E</text:span><text:span text:style-name="T194"><text:s/>|</text:span><text:span text:style-name="T195">--</text:span><text:span text:style-name="T196">|<text:s/></text:span><text:span text:style-name="T197">D</text:span><text:span text:style-name="T198"><text:s/>| % |<text:s/></text:span><text:span text:style-name="T199">A</text:span><text:span text:style-name="T200"><text:s/>| % |</text:span></text:p>
      <text:p text:style-name="P201"><text:s/><text:s text:c="2"/>[Chorus]</text:p>
      <text:p text:style-name="P202"><text:span text:style-name="T203">(whistling)</text:span><text:span text:style-name="T204"><text:s/></text:span><text:span text:style-name="T205">|<text:s/></text:span><text:span text:style-name="T206">A</text:span><text:span text:style-name="T207"><text:s/></text:span><text:span text:style-name="T208">G</text:span><text:span text:style-name="T209"><text:s/>|<text:s/></text:span><text:span text:style-name="T210">D</text:span><text:span text:style-name="T211"><text:s/></text:span><text:span text:style-name="T212">E</text:span><text:span text:style-name="T213"><text:s/>|<text:s/></text:span><text:span text:style-name="T214">A</text:span><text:span text:style-name="T215"><text:s/></text:span><text:span text:style-name="T216">D</text:span><text:span text:style-name="T217"><text:s/>|<text:s/></text:span><text:span text:style-name="T218">A</text:span><text:span text:style-name="T219"><text:s/></text:span><text:span text:style-name="T220">E</text:span><text:span text:style-name="T221"><text:s/>|</text:span><text:span text:style-name="T222">--</text:span><text:span text:style-name="T223">|<text:s/></text:span><text:span text:style-name="T224">A</text:span><text:span text:style-name="T225"><text:s/></text:span><text:span text:style-name="T226">G</text:span><text:span text:style-name="T227"><text:s/>|<text:s/></text:span><text:span text:style-name="T228">D</text:span><text:span text:style-name="T229"><text:s/></text:span><text:span text:style-name="T230">E</text:span><text:span text:style-name="T231"><text:s/>|<text:s/></text:span><text:span text:style-name="T232">A</text:span><text:span text:style-name="T233"><text:s/></text:span><text:span text:style-name="T234">D</text:span><text:span text:style-name="T235"><text:s/>|<text:s/></text:span><text:span text:style-name="T236">A</text:span><text:span text:style-name="T237"><text:s/>|<text:s/></text:span><text:span text:style-name="T238">E</text:span><text:span text:style-name="T239"><text:s text:c="7"/></text:span><text:span text:style-name="T240">E</text:span></text:p>
      <text:p text:style-name="P241"/>
      <text:p text:style-name="P242"><text:span text:style-name="T243"><text:s text:c="12"/></text:span><text:span text:style-name="T244">A</text:span></text:p>
      <text:p text:style-name="P245">Wo-oh, in a couple of days they come and take me away</text:p>
      <text:p text:style-name="P246"><text:span text:style-name="T247"><text:s text:c="28"/></text:span><text:span text:style-name="T248">D</text:span></text:p>
      <text:p text:style-name="P249">But the press let the story leak</text:p>
      <text:p text:style-name="P250"><text:span text:style-name="T251"><text:s text:c="13"/></text:span><text:span text:style-name="T252">E</text:span></text:p>
      <text:p text:style-name="P253">And when the radical priest come to get me released</text:p>
      <text:p text:style-name="P254"><text:span text:style-name="T255"><text:s text:c="27"/></text:span><text:span text:style-name="T256">A</text:span></text:p>
      <text:p text:style-name="P257">We was all on the cover of Newsweek</text:p>
      <text:p text:style-name="P258"/>
      <text:p text:style-name="P259"><text:span text:style-name="T260">Outro:<text:s/></text:span><text:span text:style-name="T261">|<text:s/></text:span><text:span text:style-name="T262">A</text:span><text:span text:style-name="T263"><text:s/></text:span><text:span text:style-name="T264">D</text:span><text:span text:style-name="T265"><text:s/>|<text:s/></text:span><text:span text:style-name="T266">A</text:span><text:span text:style-name="T267"><text:s/></text:span><text:span text:style-name="T268">E</text:span><text:span text:style-name="T269"><text:s/>|<text:s/></text:span><text:span text:style-name="T270">A</text:span><text:span text:style-name="T271"><text:s/></text:span><text:span text:style-name="T272">D</text:span><text:span text:style-name="T273"><text:s/>|<text:s/></text:span><text:span text:style-name="T274">A</text:span><text:span text:style-name="T275"><text:s/></text:span><text:span text:style-name="T276">E</text:span><text:span text:style-name="T277"><text:s/>|</text:span><text:span text:style-name="T278">--<text:s/></text:span><text:span text:style-name="T279">|<text:s/></text:span><text:span text:style-name="T280">A</text:span><text:span text:style-name="T281"><text:s/></text:span><text:span text:style-name="T282">D</text:span><text:span text:style-name="T283"><text:s/>|<text:s/></text:span><text:span text:style-name="T284">A</text:span><text:span text:style-name="T285"><text:s/></text:span><text:span text:style-name="T286">E</text:span><text:span text:style-name="T287"><text:s/>|<text:s/></text:span><text:span text:style-name="T288">A</text:span><text:span text:style-name="T289"><text:s/></text:span><text:span text:style-name="T290">D</text:span><text:span text:style-name="T291"><text:s/>|<text:s/></text:span><text:span text:style-name="T292">A</text:span><text:span text:style-name="T293"><text:s/></text:span><text:span text:style-name="T294">E</text:span><text:span text:style-name="T295"><text:s/>|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Sans Typewriter" svg:font-family="Lucida Sans Typewriter" style:font-family-generic="modern" style:font-pitch="fixed" svg:panose-1="2 11 5 9 3 5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 Light" style:font-name-asian="Times New Roman" style:font-name-complex="Times New Roman" fo:color="#2F5496" style:letter-kerning="false" fo:font-size="16pt" style:font-size-asian="16pt" style:font-size-complex="16pt"/>
    </style:style>
    <style:style style:name="Heading2Char" style:display-name="Heading 2 Char" style:family="text">
      <style:text-properties style:font-name="Calibri Light" style:font-name-asian="Times New Roman" style:font-name-complex="Times New Roman" fo:color="#2F5496" style:letter-kerning="false" fo:font-size="13pt" style:font-size-asian="13pt" style:font-size-complex="13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c612rd" style:display-name="c612rd" style:family="text" style:parent-style-name="DefaultParagraphFont"/>
    <style:style style:name="c5z29t" style:display-name="c5z29t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style:style style:name="c5zy8" style:display-name="c5zy8" style:family="text" style:parent-style-name="DefaultParagraphFont"/>
    <style:style style:name="c5z23p" style:display-name="c5z23p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style:style style:name="bsi2f9" style:display-name="bsi2f9" style:family="text" style:parent-style-name="DefaultParagraphFont"/>
    <style:style style:name="c5zdi" style:display-name="c5zdi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style:style style:name="c5z9a" style:display-name="c5z9a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liff Missen</meta:initial-creator>
    <dc:creator>Cliff Missen</dc:creator>
    <meta:creation-date>2023-09-11T05:55:00Z</meta:creation-date>
    <dc:date>2023-09-11T05:55:00Z</dc:date>
    <meta:template xlink:href="Normal.dotm" xlink:type="simple"/>
    <meta:editing-cycles>2</meta:editing-cycles>
    <meta:editing-duration>PT0S</meta:editing-duration>
    <meta:document-statistic meta:page-count="1" meta:paragraph-count="3" meta:word-count="258" meta:character-count="1729" meta:row-count="12" meta:non-whitespace-character-count="1474"/>
  </office:meta>
</office:document-meta>
</file>